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3f24" officeooo:paragraph-rsid="00083f24" style:font-size-asian="20pt" style:font-size-complex="20pt"/>
    </style:style>
    <style:style style:name="P2" style:family="paragraph" style:parent-style-name="Standard" style:list-style-name="L1">
      <style:text-properties fo:font-size="20pt" officeooo:rsid="00083f24" officeooo:paragraph-rsid="00083f24" style:font-size-asian="20pt" style:font-size-complex="20pt"/>
    </style:style>
    <style:style style:name="P3" style:family="paragraph" style:parent-style-name="Standard" style:list-style-name="L1">
      <style:text-properties fo:font-size="20pt" officeooo:rsid="00088da7" officeooo:paragraph-rsid="00088da7" style:font-size-asian="20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5684582" text:style-name="L1">
        <text:list-item>
          <text:p text:style-name="P2">Architecture de développement</text:p>
        </text:list-item>
        <text:list-item>
          <text:p text:style-name="P2">Environnement de développement</text:p>
          <text:p text:style-name="P3"/>
          <text:p text:style-name="P3">Configuration Minimum : (uptodate)</text:p>
          <text:p text:style-name="P3">systèmes d’exploitation</text:p>
          <text:p text:style-name="P3">Processeur </text:p>
          <text:p text:style-name="P3">ram</text:p>
          <text:p text:style-name="P3">carte graph</text:p>
          <text:p text:style-name="P3">IDE : Visual Studio Code </text:p>
          <text:p text:style-name="P3"/>
          <text:p text:style-name="P3"><text:s/></text:p>
        </text:list-item>
        <text:list-item>
          <text:p text:style-name="P2">Source control</text:p>
        </text:list-item>
      </text:list>
      <text:p text:style-name="P1"/>
      <text:p text:style-name="P1">GitHub </text:p>
      <text:p text:style-name="P1"/>
      <text:list xml:id="list142006253309648" text:continue-numbering="true" text:style-name="L1">
        <text:list-item>
          <text:p text:style-name="P2">Environnement d’intégr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1:58:03.224584834</meta:creation-date>
    <dc:date>2022-05-02T14:20:06.084783615</dc:date>
    <meta:editing-duration>PT2H1M42S</meta:editing-duration>
    <meta:editing-cycles>1</meta:editing-cycles>
    <meta:document-statistic meta:table-count="0" meta:image-count="0" meta:object-count="0" meta:page-count="1" meta:paragraph-count="12" meta:word-count="30" meta:character-count="223" meta:non-whitespace-character-count="204"/>
    <meta:generator>LibreOffice/7.2.6.2$Linux_X86_64 LibreOffice_project/20$Build-2</meta:generator>
  </office:meta>
</office:document-meta>
</file>